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Startup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alStartup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alStartup.destroyContain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alStartup.initContain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ortalStartup.setServletContext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